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6ce3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6ce38" style:font-name-asian="sans-serif" style:font-size-asian="10.5pt" style:font-style-asian="normal" style:font-weight-asian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6ce38" officeooo:paragraph-rsid="0016ce38" style:font-name-asian="sans-serif" style:font-size-asian="10.5pt" style:font-style-asian="normal" style:font-weight-asian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96e69" officeooo:paragraph-rsid="0016ce38" style:font-name-asian="sans-serif" style:font-size-asian="10.5pt" style:font-style-asian="normal" style:font-weight-asian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96e69" officeooo:paragraph-rsid="00196e69" style:font-name-asian="sans-serif" style:font-size-asian="10.5pt" style:font-style-asian="normal" style:font-weight-asian="normal"/>
    </style:style>
    <style:style style:name="T1" style:family="text">
      <style:text-properties fo:font-variant="normal" fo:text-transform="none" fo:color="#202122" fo:letter-spacing="normal" style:font-name-asian="sans-serif" style:font-size-asian="10.5pt" style:font-style-asian="normal" style:font-weight-asian="bold"/>
    </style:style>
    <style:style style:name="T2" style:family="text">
      <style:text-properties fo:font-variant="normal" fo:text-transform="none" fo:color="#202122" fo:letter-spacing="normal" style:font-name-asian="sans-serif" style:font-size-asian="10.5pt" style:font-style-asian="normal" style:font-weight-asian="normal"/>
    </style:style>
    <style:style style:name="T3" style:family="text">
      <style:text-properties fo:font-variant="normal" fo:text-transform="none" fo:color="#202122" fo:letter-spacing="normal" officeooo:rsid="0016ce38" style:font-name-asian="sans-serif" style:font-size-asian="10.5pt" style:font-style-asian="normal" style:font-weight-asian="normal"/>
    </style:style>
    <style:style style:name="T4" style:family="text">
      <style:text-properties fo:font-variant="normal" fo:text-transform="none" fo:color="#202122" fo:letter-spacing="normal" officeooo:rsid="00196e69" style:font-name-asian="sans-serif" style:font-size-asian="10.5pt" style:font-style-asian="normal" style:font-weight-asian="normal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캐글</text:span><text:span text:style-name="T5">(Kaggle) </text:span><text:span text:style-name="T2">기업 및 단체에서 데이터와 해결과제를 등록하면</text:span><text:span text:style-name="T5">, </text:span><text:span text:style-name="T2">데이터 과학자들이 이를 해결하는 모델을 개발하고 경쟁하는 대회 플랫폼 입니다. </text:span><text:span text:style-name="T3">타이타닉 문제는 캐글에 회가입하면 초보자들을 위해 제일 처음 해보라고 권유하는 주제입니다. 그래서 저는 작년도부터 실력을 조금 키운다음에 캐글 대회에 도전해볼 계획이 있었는데 기말고사대신 이렇게 프로젝트를 할 기회를 주셔서 처음 도전을 해봤습니다.</text:span></text:p>
      <text:p text:style-name="P3"/>
      <text:p text:style-name="P3">영화를 보신분도 있겠지만 타이타닉은 1912년 영국에서 미국으로 가는 여객선이 대서양에서 빙하와 부딪혀 침몰한 사고입니다. 이 침몰로 2223명중 1514명이 사망을 하였는데, Kaggle에서 출제한 이 타이타닉 문제는 총 1309명의 탑승인원중에 890명의 데이터를 train set로 주고 나머지 419명의 생존을 예측하는 문제입니다.</text:p>
      <text:p text:style-name="P4">이 데이터가 물론 작은 규모의 데이터지만 결측값들이 많아서 data 전처리를 하기위해선 필수적으로 타이타닉에대해 배경지식이 필요했습니다.</text:p>
      <text:p text:style-name="P4"/>
      <text:p text:style-name="P2"><text:span text:style-name="T3">이 자료는 위키백과사전에서 가져온 타이타닉에관한 통계 자료입니다. 표를 보면 등실과 성별이 생존에 매우 밀접한 연관이 있</text:span><text:span text:style-name="T4">다는 사전지식을 파악할 수 있었습니다.</text:span></text:p>
      <text:p text:style-name="P5"/>
      <text:p text:style-name="P5">이것은 타이타닉의 설계도인데 각 등급별로 묵는 숙소가 다른것을 확인할 수 있는데</text:p>
      <text:p text:style-name="P5">여기 A~E까지는 1등실, D~F까지는 2등실, D~G까지는 3등실인것을 확인할 수 있었고 타이타닉은 배머리 오른쪽이 빙하에 긁혀 안에 물이차며 오른쪽으로 기울어지며 침몰한 사고입니다. 따라서 배의 오른쪽 특히 앞쪽에 머무른 사람들이 많이 죽었음을 예측할 수 있습니다. 숙소의 등급, 그리고 숙소의 위치또한 생존과 밀접한 관련이 있다는 사실을 파악할 수 있었습니다.</text:p>
      <text:p text:style-name="P5"/>
      <text:p text:style-name="P6">데이터 Description입니다. 총 10개의 feature, train : 890, test : 419개의 데이터가 있습니다. 다른 부분은 다 이해되실꺼라 생각하고 이 sibsp은 같이탄 형제자매, 배우자의 숫자이고, parch는 같이단 자식 부모의 숫자입니다. 그리고 이 cabin은 숙소의 호실입니다. 아까 사진에서 층수 그리고 호실이 적혀있고, embarked는 타이타닉호가 유럽에서 정박한 항구입니다. Q는 뉴질랜드 에 있는 퀸스타운항구고요, C는 프랑스의 셰르부르 , <text:s/>S는 영구의 사우스햄튼 입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0:23:36.125800552</meta:creation-date>
    <dc:date>2020-06-14T22:29:22.093394256</dc:date>
    <meta:editing-duration>PT1H20M1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786" meta:character-count="1108" meta:non-whitespace-character-count="878"/>
  </office:meta>
</office:document-meta>
</file>